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kipBuffer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LevelSkipListReader.MultiLevelSkipListReader( IndexInput skipStream , int maxSkipLevels , int skipInterv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ultiLevelSkipListReader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kipBuffer.getFilePo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LevelSkipListReader.get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LevelSkipListReader.loadSkipLevel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kipBuff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kipBuffer.readBytes( byte [ ] b , int offse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kipBuffer.seek( long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LevelSkipListReader.loadNextSkip( int lev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ultiLevelSkipListReader.skipTo( int targe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kipBuffer.SkipBuffer( IndexInput inpu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kipBuffer.readBy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LevelSkipListReader.seekChild( int lev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ultiLevelSkipListReader.init( long skipPointer , int d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ultiLevelSkipListReader.setLastSkipData( int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